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c014a3" officeooo:paragraph-rsid="00c014a3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bee6e7" officeooo:paragraph-rsid="00bee6e7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ve is all</text:p>
      <text:p text:style-name="P4"/>
      <text:p text:style-name="P2"/>
      <text:p text:style-name="P3">不論這宇宙究竟如何</text:p>
      <text:p text:style-name="P3">愛就是一切</text:p>
      <text:p text:style-name="P3">她可以穿越時空</text:p>
      <text:p text:style-name="P3">無需肉體而存在</text:p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0T13:42:23.817383372</dc:date>
    <meta:editing-duration>PT4H19M45S</meta:editing-duration>
    <meta:editing-cycles>169</meta:editing-cycles>
    <meta:document-statistic meta:table-count="0" meta:image-count="0" meta:object-count="0" meta:page-count="1" meta:paragraph-count="5" meta:word-count="31" meta:character-count="39" meta:non-whitespace-character-count="37"/>
  </office:meta>
</office:document-meta>
</file>